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c01e" officeooo:paragraph-rsid="001bc01e"/>
    </style:style>
    <style:style style:name="P2" style:family="paragraph" style:parent-style-name="Standard">
      <style:text-properties officeooo:rsid="001bc01e" officeooo:paragraph-rsid="001e948f"/>
    </style:style>
    <style:style style:name="P3" style:family="paragraph" style:parent-style-name="Standard">
      <style:text-properties officeooo:rsid="001e948f" officeooo:paragraph-rsid="001e948f"/>
    </style:style>
    <style:style style:name="P4" style:family="paragraph" style:parent-style-name="Standard">
      <style:text-properties officeooo:rsid="001ef13f" officeooo:paragraph-rsid="001ef13f"/>
    </style:style>
    <style:style style:name="P5" style:family="paragraph" style:parent-style-name="Standard">
      <style:text-properties officeooo:rsid="001fe761" officeooo:paragraph-rsid="001fe761"/>
    </style:style>
    <style:style style:name="P6" style:family="paragraph" style:parent-style-name="Standard">
      <style:text-properties officeooo:rsid="0021ec94" officeooo:paragraph-rsid="0021ec94"/>
    </style:style>
    <style:style style:name="P7" style:family="paragraph" style:parent-style-name="Standard">
      <style:text-properties fo:font-weight="bold" officeooo:rsid="001bc01e" officeooo:paragraph-rsid="001bc01e" style:font-weight-asian="bold" style:font-weight-complex="bold"/>
    </style:style>
    <style:style style:name="P8" style:family="paragraph" style:parent-style-name="Standard">
      <style:text-properties fo:font-weight="bold" officeooo:rsid="001e948f" officeooo:paragraph-rsid="001e948f" style:font-weight-asian="bold" style:font-weight-complex="bold"/>
    </style:style>
    <style:style style:name="P9" style:family="paragraph" style:parent-style-name="Standard">
      <style:text-properties fo:font-weight="bold" officeooo:rsid="001ca622" officeooo:paragraph-rsid="001ca622" style:font-weight-asian="bold" style:font-weight-complex="bold"/>
    </style:style>
    <style:style style:name="P10" style:family="paragraph" style:parent-style-name="Standard">
      <style:text-properties fo:font-weight="bold" officeooo:rsid="0021ec94" officeooo:paragraph-rsid="0021ec94" style:font-weight-asian="bold" style:font-weight-complex="bold"/>
    </style:style>
    <style:style style:name="P11" style:family="paragraph" style:parent-style-name="Standard">
      <style:text-properties fo:font-weight="bold" officeooo:rsid="001fe761" officeooo:paragraph-rsid="001fe761" style:font-weight-asian="bold" style:font-weight-complex="bold"/>
    </style:style>
    <style:style style:name="P12" style:family="paragraph" style:parent-style-name="Standard">
      <style:text-properties fo:font-weight="bold" officeooo:rsid="00221bbe" officeooo:paragraph-rsid="00221bbe" style:font-weight-asian="bold" style:font-weight-complex="bold"/>
    </style:style>
    <style:style style:name="P13" style:family="paragraph" style:parent-style-name="Standard">
      <style:text-properties fo:font-weight="bold" officeooo:rsid="0022f0a0" officeooo:paragraph-rsid="0022f0a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bc01e" officeooo:paragraph-rsid="001bc01e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21bbe" officeooo:paragraph-rsid="00221bbe"/>
    </style:style>
    <style:style style:name="P16" style:family="paragraph" style:parent-style-name="Standard">
      <style:text-properties officeooo:rsid="0022f0a0" officeooo:paragraph-rsid="0022f0a0"/>
    </style:style>
    <style:style style:name="P17" style:family="paragraph" style:parent-style-name="Standard">
      <style:text-properties officeooo:rsid="001fe761" officeooo:paragraph-rsid="002452cd"/>
    </style:style>
    <style:style style:name="P18" style:family="paragraph" style:parent-style-name="Standard">
      <style:text-properties officeooo:rsid="001fe761" officeooo:paragraph-rsid="001fe761"/>
    </style:style>
    <style:style style:name="P19" style:family="paragraph" style:parent-style-name="Standard">
      <style:text-properties officeooo:rsid="001fe761" officeooo:paragraph-rsid="0024e015"/>
    </style:style>
    <style:style style:name="P20" style:family="paragraph" style:parent-style-name="Standard">
      <style:text-properties officeooo:rsid="002452cd" officeooo:paragraph-rsid="002452cd"/>
    </style:style>
    <style:style style:name="P21" style:family="paragraph" style:parent-style-name="Standard">
      <style:text-properties officeooo:rsid="002452cd" officeooo:paragraph-rsid="0024e015"/>
    </style:style>
    <style:style style:name="P22" style:family="paragraph" style:parent-style-name="Standard">
      <style:text-properties fo:font-weight="bold" officeooo:rsid="002452cd" officeooo:paragraph-rsid="002452cd" style:font-weight-asian="bold" style:font-weight-complex="bold"/>
    </style:style>
    <style:style style:name="T1" style:family="text">
      <style:text-properties officeooo:rsid="001ef13f"/>
    </style:style>
    <style:style style:name="T2" style:family="text">
      <style:text-properties officeooo:rsid="001f071f"/>
    </style:style>
    <style:style style:name="T3" style:family="text">
      <style:text-properties officeooo:rsid="00221bbe"/>
    </style:style>
    <style:style style:name="T4" style:family="text">
      <style:text-properties officeooo:rsid="002452cd"/>
    </style:style>
    <style:style style:name="T5" style:family="text">
      <style:text-properties officeooo:rsid="0024e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Python Noteook Presentation</text:p>
      <text:p text:style-name="P1"/>
      <text:p text:style-name="P7">Links:</text:p>
      <text:p text:style-name="P1"/>
      <text:p text:style-name="P7">IPython Notebook Introduction – homepage:</text:p>
      <text:p text:style-name="P1"><text:tab/><text:a xlink:type="simple" xlink:href="http://ipython.org/ipython-doc/stable/notebook/index.html" text:style-name="Internet_20_link" text:visited-style-name="Visited_20_Internet_20_Link">http://ipython.org/ipython-doc/stable/notebook/index.html</text:a></text:p>
      <text:p text:style-name="P1"><text:tab/><text:a xlink:type="simple" xlink:href="http://ipython.org/notebook.html" text:style-name="Internet_20_link" text:visited-style-name="Visited_20_Internet_20_Link">http://ipython.org/notebook.html</text:a></text:p>
      <text:p text:style-name="P3"/>
      <text:p text:style-name="P8">IPython Official Repository <text:span text:style-name="T2">(GitHub)</text:span>:</text:p>
      <text:p text:style-name="P3"><text:tab/><text:a xlink:type="simple" xlink:href="https://github.com/ipython/ipython" text:style-name="Internet_20_link" text:visited-style-name="Visited_20_Internet_20_Link">https://github.com/ipython/ipython</text:a></text:p>
      <text:p text:style-name="P2"/>
      <text:p text:style-name="P13">IPython Docs with Notebook:</text:p>
      <text:p text:style-name="P16"><text:tab/><text:a xlink:type="simple" xlink:href="http://nbviewer.ipython.org/github/ipython/ipython/blob/master/examples/Index.ipynb" text:style-name="Internet_20_link" text:visited-style-name="Visited_20_Internet_20_Link">http://nbviewer.ipython.org/github/ipython/ipython/blob/master/examples/Index.ipynb</text:a></text:p>
      <text:p text:style-name="P16"/>
      <text:p text:style-name="P9">IPython Cell Magic <text:span text:style-name="T1">Docs</text:span>:</text:p>
      <text:p text:style-name="P4"><text:tab/><text:a xlink:type="simple" xlink:href="http://nbviewer.ipython.org/github/ipython/ipython/blob/1.x/examples/notebooks/Cell%20Magics.ipynb" text:style-name="Internet_20_link" text:visited-style-name="Visited_20_Internet_20_Link">http://nbviewer.ipython.org/github/ipython/ipython/blob/1.x/examples/notebooks/Cell%20Magics.ipynb</text:a> <text:s text:c="2"/>(better/more examples)</text:p>
      <text:p text:style-name="P4"><text:tab/><text:a xlink:type="simple" xlink:href="http://nbviewer.ipython.org/github/ipython/ipython/blob/master/examples/IPython%20Kernel/Cell%20Magics.ipynb" text:style-name="Internet_20_link" text:visited-style-name="Visited_20_Internet_20_Link">http://nbviewer.ipython.org/github/ipython/ipython/blob/master/examples/IPython%20Kernel/Cell%20Magics.ipynb</text:a> <text:s text:c="2"/>(master branch – few examples )</text:p>
      <text:p text:style-name="P4"/>
      <text:p text:style-name="P10">Rich Text/Graphics Outputs:</text:p>
      <text:p text:style-name="P6"><text:tab/><text:a xlink:type="simple" xlink:href="http://nbviewer.ipython.org/github/ipython/ipython/blob/master/examples/IPython%20Kernel/Rich%20Output.ipynb" text:style-name="Internet_20_link" text:visited-style-name="Visited_20_Internet_20_Link">http://nbviewer.ipython.org/github/ipython/ipython/blob/master/examples/IPython%20Kernel/Rich%20Output.ipynb</text:a></text:p>
      <text:p text:style-name="P6"/>
      <text:p text:style-name="P11">Twitter Graphs:</text:p>
      <text:p text:style-name="P17"><text:tab/><text:a xlink:type="simple" xlink:href="http://nbviewer.ipython.org/gist/fperez/5681541/TwitterGraphs.ipynb" text:style-name="Internet_20_link" text:visited-style-name="Visited_20_Internet_20_Link">http://nbviewer.ipython.org/gist/fperez/5681541/TwitterGraphs.ipynb</text:a><text:span text:style-name="T4"> (</text:span>this is the webpage version<text:span text:style-name="T3">)</text:span></text:p>
      <text:p text:style-name="P5"><text:tab/><text:a xlink:type="simple" xlink:href="https://gist.github.com/fperez/5681541" text:style-name="Internet_20_link" text:visited-style-name="Visited_20_Internet_20_Link">https://gist.github.com/fperez/5681541</text:a> <text:s/>(github with dependencies)</text:p>
      <text:p text:style-name="P5"/>
      <text:p text:style-name="P22">twython Module Dependency:</text:p>
      <text:p text:style-name="P20"><text:tab/><text:a xlink:type="simple" xlink:href="https://github.com/ryanmcgrath/twython" text:style-name="Internet_20_link" text:visited-style-name="Visited_20_Internet_20_Link">https://github.com/ryanmcgrath/twython</text:a></text:p>
      <text:p text:style-name="P20"><text:tab/><text:a xlink:type="simple" xlink:href="https://pypi.python.org/pypi/twython" text:style-name="Internet_20_link" text:visited-style-name="Visited_20_Internet_20_Link">https://pypi.python.org/pypi/twython</text:a></text:p>
      <text:p text:style-name="P21"><text:tab/><text:a xlink:type="simple" xlink:href="https://twython.readthedocs.org/en/latest/" text:style-name="Internet_20_link" text:visited-style-name="Visited_20_Internet_20_Link"><text:span text:style-name="T5">https://twython.readthedocs.org/en/latest/</text:span></text:a></text:p>
      <text:p text:style-name="P19"/>
      <text:p text:style-name="P12">Gallery of Interesting IPython Notebooks:</text:p>
      <text:p text:style-name="P15"><text:tab/><text:a xlink:type="simple" xlink:href="https://github.com/ipython/ipython/wiki/A-gallery-of-interesting-IPython-Notebooks" text:style-name="Internet_20_link" text:visited-style-name="Visited_20_Internet_20_Link">https://github.com/ipython/ipython/wiki/A-gallery-of-interesting-IPython-Notebooks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05:02:41.677087792</meta:creation-date>
    <dc:date>2015-02-06T16:45:25.823907716</dc:date>
    <meta:editing-duration>PT2H59M51S</meta:editing-duration>
    <meta:editing-cycles>5</meta:editing-cycles>
    <meta:generator>LibreOffice/4.3.5.2.0$Linux_x86 LibreOffice_project/430m0$Build-2</meta:generator>
    <meta:document-statistic meta:table-count="0" meta:image-count="0" meta:object-count="0" meta:page-count="1" meta:paragraph-count="23" meta:word-count="61" meta:character-count="1225" meta:non-whitespace-character-count="1167"/>
  </office:meta>
</office:document-meta>
</file>